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tserrat Light" svg:font-family="'Montserrat Light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81cm" svg:stroke-color="#ff60dd" draw:marker-start-width="0.321cm" draw:marker-end-width="0.321cm" draw:fill-color="#dddddd" draw:textarea-horizontal-align="justify" draw:textarea-vertical-align="middle" draw:auto-grow-height="false" fo:min-height="2.671cm" fo:min-width="4.072cm" fo:padding-top="0.165cm" fo:padding-bottom="0.165cm" fo:padding-left="0.29cm" fo:padding-right="0.29cm"/>
    </style:style>
    <style:style style:name="gr2" style:family="graphic" style:parent-style-name="standard">
      <style:graphic-properties svg:stroke-width="0.081cm" svg:stroke-color="#b2b2b2" draw:marker-start-width="0.321cm" draw:marker-end-width="0.321cm" draw:fill-color="#dddddd" draw:textarea-horizontal-align="justify" draw:textarea-vertical-align="middle" draw:auto-grow-height="false" fo:min-height="2.591cm" fo:min-width="3.992cm" fo:padding-top="0.165cm" fo:padding-bottom="0.165cm" fo:padding-left="0.29cm" fo:padding-right="0.29cm"/>
    </style:style>
    <style:style style:name="gr3" style:family="graphic" style:parent-style-name="standard">
      <style:graphic-properties svg:stroke-width="0.081cm" svg:stroke-color="#ff60dd" draw:marker-start-width="0.321cm" draw:marker-end-width="0.321cm" draw:fill-color="#dddddd" draw:textarea-horizontal-align="justify" draw:textarea-vertical-align="middle" draw:auto-grow-height="false" fo:min-height="2.591cm" fo:min-width="3.992cm" fo:padding-top="0.165cm" fo:padding-bottom="0.165cm" fo:padding-left="0.29cm" fo:padding-right="0.29cm"/>
    </style:style>
    <style:style style:name="gr4" style:family="graphic" style:parent-style-name="standard">
      <style:graphic-properties svg:stroke-width="0.081cm" svg:stroke-color="#f58220" draw:marker-start-width="0.321cm" draw:marker-end-width="0.321cm" draw:fill-color="#dddddd" draw:textarea-horizontal-align="justify" draw:textarea-vertical-align="middle" draw:auto-grow-height="false" fo:min-height="2.591cm" fo:min-width="3.992cm" fo:padding-top="0.165cm" fo:padding-bottom="0.165cm" fo:padding-left="0.29cm" fo:padding-right="0.29cm"/>
    </style:style>
    <style:style style:name="gr5" style:family="graphic" style:parent-style-name="objectwithoutfill">
      <style:graphic-properties svg:stroke-width="0.106cm" draw:marker-start-width="0.358cm" draw:marker-end="Arrow" draw:marker-end-width="0.458cm" draw:fill="none" draw:textarea-vertical-align="middle" fo:padding-top="0.177cm" fo:padding-bottom="0.177cm" fo:padding-left="0.302cm" fo:padding-right="0.302cm"/>
    </style:style>
    <style:style style:name="gr6" style:family="graphic" style:parent-style-name="standard">
      <style:graphic-properties draw:stroke="none" svg:stroke-color="#000000" draw:fill="none" draw:fill-color="#ffffff" draw:textarea-vertical-align="middle" fo:min-height="1.274cm"/>
    </style:style>
    <style:style style:name="gr7" style:family="graphic" style:parent-style-name="standard">
      <style:graphic-properties draw:stroke="none" svg:stroke-color="#000000" draw:fill="none" draw:fill-color="#ffffff" draw:textarea-vertical-align="middle" fo:min-height="2.017cm"/>
    </style:style>
    <style:style style:name="P1" style:family="paragraph">
      <style:paragraph-properties fo:text-align="center"/>
    </style:style>
    <style:style style:name="P2" style:family="paragraph">
      <loext:graphic-properties draw:fill-color="#dddddd"/>
      <style:paragraph-properties fo:text-align="center"/>
      <style:text-properties style:font-name="Montserrat Ligh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end"/>
      <style:text-properties style:font-name="Montserrat Light"/>
    </style:style>
    <style:style style:name="P5" style:family="paragraph">
      <loext:graphic-properties draw:fill="none" draw:fill-color="#ffffff"/>
      <style:paragraph-properties fo:text-align="end"/>
      <style:text-properties style:font-name="Montserrat Light"/>
    </style:style>
    <style:style style:name="T1" style:family="text">
      <style:text-properties style:font-name="Montserrat Light"/>
    </style:style>
    <style:style style:name="T2" style:family="text">
      <style:text-properties style:font-name="Montserrat Light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4.572cm" svg:height="2.921cm" svg:x="8.764cm" svg:y="3.667cm">
          <text:p text:style-name="P1"><text:span text:style-name="T1">DAP Clients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3" draw:id="id3" draw:layer="layout" svg:width="4.572cm" svg:height="2.921cm" svg:x="8.764cm" svg:y="12.811cm">
          <text:p text:style-name="P1"><text:span text:style-name="T1">DAP</text:span></text:p>
          <text:p text:style-name="P1"><text:span text:style-name="T1">Generator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2" draw:id="id2" draw:layer="layout" svg:width="4.572cm" svg:height="2.921cm" svg:x="14.344cm" svg:y="8.28cm">
          <text:p text:style-name="P1"><text:span text:style-name="T1">DAP SDK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4" draw:id="id4" draw:layer="layout" svg:width="4.572cm" svg:height="2.921cm" svg:x="22.042cm" svg:y="3.667cm">
          <text:p text:style-name="P1"><text:span text:style-name="T1">VMN</text:span></text:p>
          <text:p text:style-name="P1"><text:span text:style-name="T2">(standalone</text:span></text:p>
          <text:p text:style-name="P1"><text:span text:style-name="T2">testing)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6" draw:id="id6" draw:layer="layout" svg:width="4.572cm" svg:height="2.921cm" svg:x="22.042cm" svg:y="12.811cm">
          <text:p text:style-name="P1"><text:span text:style-name="T1">Mainnet</text:span></text:p>
          <text:p text:style-name="P1"><text:span text:style-name="T2">(production)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5" draw:id="id5" draw:layer="layout" svg:width="4.572cm" svg:height="2.921cm" svg:x="22.042cm" svg:y="8.266cm">
          <text:p text:style-name="P1"><text:span text:style-name="T1">Testnet</text:span></text:p>
          <text:p text:style-name="P1"><text:span text:style-name="T2">(network</text:span></text:p>
          <text:p text:style-name="P1"><text:span text:style-name="T2">testing)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curve" svg:x1="13.336cm" svg:y1="5.127cm" svg:x2="16.63cm" svg:y2="8.28cm" draw:start-shape="id1" draw:start-glue-point="1" draw:end-shape="id2" draw:end-glue-point="0" svg:d="M13336 5127c2196 0 3294 1051 3294 3153" svg:viewBox="0 0 3295 3154">
          <text:p/>
        </draw:connector>
        <draw:connector draw:style-name="gr5" draw:text-style-name="P3" draw:layer="layout" draw:type="curve" svg:x1="11.05cm" svg:y1="12.811cm" svg:x2="11.05cm" svg:y2="6.588cm" draw:start-shape="id3" draw:start-glue-point="0" draw:end-shape="id1" draw:end-glue-point="2" svg:d="M11050 12811v-6223" svg:viewBox="0 0 1 6224">
          <text:p/>
        </draw:connector>
        <draw:connector draw:style-name="gr5" draw:text-style-name="P3" draw:layer="layout" draw:type="curve" svg:x1="18.916cm" svg:y1="9.74cm" svg:x2="22.042cm" svg:y2="5.127cm" draw:start-shape="id2" draw:start-glue-point="1" draw:end-shape="id4" draw:end-glue-point="3" svg:d="M18916 9740c2344 0 782-4613 3126-4613" svg:viewBox="0 0 3127 4614">
          <text:p/>
        </draw:connector>
        <draw:connector draw:style-name="gr5" draw:text-style-name="P3" draw:layer="layout" draw:type="curve" svg:x1="18.916cm" svg:y1="9.74cm" svg:x2="22.042cm" svg:y2="9.726cm" draw:start-shape="id2" draw:start-glue-point="1" draw:end-shape="id5" svg:d="M18916 9740c2344 0 782-14 3126-14" svg:viewBox="0 0 3127 15">
          <text:p/>
        </draw:connector>
        <draw:connector draw:style-name="gr5" draw:text-style-name="P3" draw:layer="layout" draw:type="curve" svg:x1="18.916cm" svg:y1="9.74cm" svg:x2="22.042cm" svg:y2="14.271cm" draw:start-shape="id2" draw:start-glue-point="1" draw:end-shape="id6" draw:end-glue-point="3" svg:d="M18916 9740c2344 0 782 4531 3126 4531" svg:viewBox="0 0 3127 4532">
          <text:p/>
        </draw:connector>
        <draw:frame draw:style-name="gr6" draw:text-style-name="P5" xml:id="id7" draw:id="id7" draw:layer="layout" svg:width="3.937cm" svg:height="1.524cm" svg:x="2.016cm" svg:y="3.413cm">
          <draw:text-box>
            <text:p text:style-name="P4"><text:span text:style-name="T1">Users</text:span></text:p>
          </draw:text-box>
        </draw:frame>
        <draw:connector draw:style-name="gr5" draw:text-style-name="P3" draw:layer="layout" draw:type="curve" svg:x1="5.953cm" svg:y1="4.175cm" svg:x2="8.764cm" svg:y2="5.127cm" draw:start-shape="id7" draw:start-glue-point="1" draw:end-shape="id1" draw:end-glue-point="3" svg:d="M5953 4175c2077 0 672 952 2811 952" svg:viewBox="0 0 2812 953">
          <text:p/>
        </draw:connector>
        <draw:frame draw:style-name="gr7" draw:text-style-name="P5" xml:id="id8" draw:id="id8" draw:layer="layout" svg:width="4.449cm" svg:height="2.267cm" svg:x="1.504cm" svg:y="5.337cm">
          <draw:text-box>
            <text:p text:style-name="P4"><text:span text:style-name="T1">Merchant Developers</text:span></text:p>
          </draw:text-box>
        </draw:frame>
        <draw:connector draw:style-name="gr5" draw:text-style-name="P3" draw:layer="layout" draw:type="curve" svg:x1="5.953cm" svg:y1="6.47cm" svg:x2="8.764cm" svg:y2="5.127cm" draw:start-shape="id8" draw:start-glue-point="1" draw:end-shape="id1" draw:end-glue-point="3" svg:d="M5953 6470c2077 0 672-1343 2811-1343" svg:viewBox="0 0 2812 1344">
          <text:p/>
        </draw:connector>
        <draw:frame draw:style-name="gr7" draw:text-style-name="P5" xml:id="id9" draw:id="id9" draw:layer="layout" svg:width="4.449cm" svg:height="2.267cm" svg:x="1.504cm" svg:y="13.138cm">
          <draw:text-box>
            <text:p text:style-name="P4"><text:span text:style-name="T1">DAP Developers</text:span></text:p>
          </draw:text-box>
        </draw:frame>
        <draw:connector draw:style-name="gr5" draw:text-style-name="P3" draw:layer="layout" draw:type="curve" svg:x1="5.953cm" svg:y1="14.271cm" svg:x2="8.764cm" svg:y2="14.271cm" draw:start-shape="id9" draw:start-glue-point="1" draw:end-shape="id3" svg:d="M5953 14271h2811" svg:viewBox="0 0 2812 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tserrat Light" svg:font-family="'Montserrat Light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14T17:40:39.468170364</meta:creation-date>
    <dc:date>2018-04-14T18:01:54.480068570</dc:date>
    <meta:editing-duration>PT10M53S</meta:editing-duration>
    <meta:editing-cycles>2</meta:editing-cycles>
    <meta:generator>LibreOffice/6.0.3.2$Linux_X86_64 LibreOffice_project/00m0$Build-2</meta:generator>
    <meta:document-statistic meta:object-count="17"/>
  </office:meta>
</office:document-meta>
</file>